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marker-start="Arrow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12pt"/>
    </style:style>
    <style:style style:name="P3" style:family="paragraph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4cm" svg:height="4cm" svg:x="6.135cm" svg:y="7.63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" draw:text-style-name="P1" draw:layer="layout" svg:x1="7.135cm" svg:y1="5.135cm" svg:x2="7.135cm" svg:y2="10.635cm">
          <text:p/>
        </draw:line>
        <draw:line draw:style-name="gr3" draw:text-style-name="P1" draw:layer="layout" svg:x1="7.135cm" svg:y1="10.635cm" svg:x2="12.635cm" svg:y2="10.635cm">
          <text:p/>
        </draw:line>
        <draw:line draw:style-name="gr3" draw:text-style-name="P1" draw:layer="layout" svg:x1="7.135cm" svg:y1="10.635cm" svg:x2="4.135cm" svg:y2="13.635cm">
          <text:p/>
        </draw:line>
        <draw:frame draw:style-name="gr4" draw:text-style-name="P3" draw:layer="layout" svg:width="1.023cm" svg:height="0.747cm" svg:x="12.592cm" svg:y="10.135cm">
          <draw:text-box>
            <text:p text:style-name="P2">x0</text:p>
          </draw:text-box>
        </draw:frame>
        <draw:frame draw:style-name="gr4" draw:text-style-name="P3" draw:layer="layout" svg:width="1.023cm" svg:height="0.747cm" svg:x="7.135cm" svg:y="4.888cm">
          <draw:text-box>
            <text:p text:style-name="P2">x1</text:p>
          </draw:text-box>
        </draw:frame>
        <draw:frame draw:style-name="gr4" draw:text-style-name="P3" draw:layer="layout" svg:width="1.018cm" svg:height="0.747cm" svg:x="4.635cm" svg:y="13.135cm">
          <draw:text-box>
            <text:p text:style-name="P2">x2</text:p>
          </draw:text-box>
        </draw:frame>
        <draw:frame draw:style-name="gr4" draw:text-style-name="P3" draw:layer="layout" svg:width="0.773cm" svg:height="0.747cm" svg:x="7.135cm" svg:y="10.135cm">
          <draw:text-box>
            <text:p text:style-name="P2">0</text:p>
          </draw:text-box>
        </draw:frame>
        <draw:frame draw:style-name="gr4" draw:text-style-name="P3" draw:layer="layout" svg:width="0.773cm" svg:height="0.747cm" svg:x="10.135cm" svg:y="10.135cm">
          <draw:text-box>
            <text:p text:style-name="P2">1</text:p>
          </draw:text-box>
        </draw:frame>
        <draw:frame draw:style-name="gr4" draw:text-style-name="P3" draw:layer="layout" svg:width="0.769cm" svg:height="0.747cm" svg:x="7.135cm" svg:y="7.135cm">
          <draw:text-box>
            <text:p text:style-name="P2">2</text:p>
          </draw:text-box>
        </draw:frame>
        <draw:frame draw:style-name="gr4" draw:text-style-name="P3" draw:layer="layout" svg:width="0.773cm" svg:height="0.747cm" svg:x="10.135cm" svg:y="7.135cm">
          <draw:text-box>
            <text:p text:style-name="P2">3</text:p>
          </draw:text-box>
        </draw:frame>
        <draw:frame draw:style-name="gr4" draw:text-style-name="P3" draw:layer="layout" svg:width="0.773cm" svg:height="0.747cm" svg:x="6.135cm" svg:y="11.635cm">
          <draw:text-box>
            <text:p text:style-name="P2">4</text:p>
          </draw:text-box>
        </draw:frame>
        <draw:frame draw:style-name="gr4" draw:text-style-name="P3" draw:layer="layout" svg:width="0.773cm" svg:height="0.747cm" svg:x="9.135cm" svg:y="11.635cm">
          <draw:text-box>
            <text:p text:style-name="P2">5</text:p>
          </draw:text-box>
        </draw:frame>
        <draw:frame draw:style-name="gr4" draw:text-style-name="P3" draw:layer="layout" svg:width="0.769cm" svg:height="0.747cm" svg:x="6.135cm" svg:y="8.135cm">
          <draw:text-box>
            <text:p text:style-name="P2">6</text:p>
          </draw:text-box>
        </draw:frame>
        <draw:frame draw:style-name="gr4" draw:text-style-name="P3" draw:layer="layout" svg:width="0.769cm" svg:height="0.747cm" svg:x="9.135cm" svg:y="8.135cm">
          <draw:text-box>
            <text:p text:style-name="P2">7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'Bitstream Vera Sans'" style:font-pitch-asian="variable" style:font-size-asian="24pt" style:language-asian="none" style:country-asian="none" style:font-family-complex="'Luxi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4.436cm" fo:margin-bottom="15.478cm" fo:margin-left="3.302cm" fo:margin-right="7.11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creation-date>2006-10-13T12:24:09</meta:creation-date>
    <dc:date>2006-10-13T12:26:46</dc:date>
    <dc:language>de-DE</dc:language>
    <meta:editing-cycles>3</meta:editing-cycles>
    <meta:editing-duration>PT2M41S</meta:editing-duration>
    <meta:user-defined meta:name="Info 1"/>
    <meta:user-defined meta:name="Info 2"/>
    <meta:user-defined meta:name="Info 3"/>
    <meta:user-defined meta:name="Info 4"/>
    <meta:document-statistic meta:object-count="15"/>
  </office:meta>
</office:document-meta>
</file>